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A0000011366DFACAF.jpg" manifest:media-type=""/>
  <manifest:file-entry manifest:full-path="Pictures/10000000000002FA0000005258901254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2" svg:font-family="'Lohit Hindi'"/>
    <style:font-face style:name="Book Antiqua" svg:font-family="'Book Antiqua'" style:font-pitch="variable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Tahoma" svg:font-family="Tahoma" style:font-pitch="variable"/>
    <style:font-face style:name="Verdana" svg:font-family="Verdana" style:font-pitch="variable"/>
    <style:font-face style:name="ＭＳ 明朝" svg:font-family="'ＭＳ 明朝'" style:font-pitch="variable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MS Serif" svg:font-family="'MS Serif', Cambria" style:font-family-generic="roman" style:font-pitch="variable"/>
    <style:font-face style:name="Times New Roman" svg:font-family="'Times New Roman'" style:font-family-generic="roman" style:font-pitch="variable"/>
    <style:font-face style:name="Humanst521 Lt BT" svg:font-family="'Humanst521 Lt BT', 'Humanist 521 Light BT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-56.861cm"/>
          <style:tab-stop style:position="-55.273cm"/>
          <style:tab-stop style:position="-53.686cm"/>
          <style:tab-stop style:position="57.15cm"/>
        </style:tab-stops>
      </style:paragraph-properties>
    </style:style>
    <style:style style:name="P2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style:font-size-asian="8pt" style:font-name-complex="Humanst521 Lt BT"/>
    </style:style>
    <style:style style:name="P3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style:font-size-asian="8pt" style:font-name-complex="Humanst521 Lt BT" style:font-size-complex="8pt"/>
    </style:style>
    <style:style style:name="P4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fo:language="en" fo:country="US" style:font-size-asian="8pt" style:font-name-complex="Humanst521 Lt BT" style:font-size-complex="8pt"/>
    </style:style>
    <style:style style:name="P5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fo:language="en" fo:country="US" style:font-size-asian="8pt" style:font-name-complex="Humanst521 Lt BT"/>
    </style:style>
    <style:style style:name="P6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</style:style>
    <style:style style:name="P7" style:family="paragraph" style:parent-style-name="Standard">
      <style:paragraph-properties style:line-height-at-least="0.379cm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CG Times" fo:language="en" fo:country="US" style:font-name-complex="CG Times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line-height="150%"/>
      <style:text-properties style:font-name="Calibri" fo:font-size="12pt" style:font-size-asian="12pt" style:font-name-complex="Calibri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ibri" fo:font-size="12pt" style:font-size-asian="12pt" style:font-name-complex="Calibri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ibri" fo:font-size="12pt" fo:font-weight="bold" style:font-size-asian="12pt" style:font-weight-asian="bold" style:font-name-complex="Calibri" style:font-size-complex="12pt"/>
    </style:style>
    <style:style style:name="P13" style:family="paragraph" style:parent-style-name="Header">
      <style:paragraph-properties fo:text-align="center" style:justify-single-word="false"/>
    </style:style>
    <style:style style:name="P14" style:family="paragraph" style:parent-style-name="Standard">
      <style:paragraph-properties fo:margin-left="3.81cm" fo:margin-right="0cm" fo:line-height="150%" fo:text-align="justify" style:justify-single-word="false" fo:text-indent="0cm" style:auto-text-indent="false"/>
    </style:style>
    <style:style style:name="P15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Calibri" fo:font-size="12pt" style:font-size-asian="12pt" style:font-name-complex="Calibri" style:font-size-complex="12pt"/>
    </style:style>
    <style:style style:name="P16" style:family="paragraph">
      <style:paragraph-properties style:writing-mode="lr-tb"/>
    </style:style>
    <style:style style:name="T1" style:family="text">
      <style:text-properties style:font-name="Humanst521 Lt BT" fo:font-size="8pt" fo:letter-spacing="0.018cm" fo:language="en" fo:country="US" style:font-size-asian="8pt" style:font-name-complex="Humanst521 Lt BT"/>
    </style:style>
    <style:style style:name="T2" style:family="text">
      <style:text-properties style:font-name="Humanst521 Lt BT" fo:font-size="8pt" fo:letter-spacing="0.018cm" fo:language="en" fo:country="US" style:font-size-asian="8pt" style:font-name-complex="Humanst521 Lt BT" style:font-size-complex="8pt"/>
    </style:style>
    <style:style style:name="T3" style:family="text">
      <style:text-properties style:font-name="Humanst521 Lt BT" fo:font-size="6pt" fo:letter-spacing="0.018cm" fo:language="en" fo:country="US" style:font-size-asian="6pt" style:font-name-complex="Humanst521 Lt BT" style:font-size-complex="6pt"/>
    </style:style>
    <style:style style:name="T4" style:family="text">
      <style:text-properties style:font-name="Humanst521 Lt BT" fo:font-size="6pt" fo:letter-spacing="0.018cm" fo:language="en" fo:country="US" style:font-size-asian="6pt" style:font-name-complex="Humanst521 Lt BT" style:font-size-complex="7pt"/>
    </style:style>
    <style:style style:name="T5" style:family="text">
      <style:text-properties style:font-name="Calibri" fo:font-size="12pt" style:font-size-asian="12pt" style:font-name-complex="Calibri" style:font-size-complex="12pt"/>
    </style:style>
    <style:style style:name="T6" style:family="text">
      <style:text-properties style:font-name="Calibri" fo:font-size="12pt" fo:font-weight="bold" style:font-size-asian="12pt" style:font-weight-asian="bold" style:font-name-complex="Calibri" style:font-size-complex="12pt"/>
    </style:style>
    <style:style style:name="T7" style:family="text">
      <style:text-properties style:font-name="Calibri" fo:font-size="12pt" fo:font-style="italic" fo:font-weight="bold" style:font-size-asian="12pt" style:font-style-asian="italic" style:font-weight-asian="bold" style:font-name-complex="Calibri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2">RELATÓRIO DE TRABALHO E HONORÁRIOS ADVOCATÍCIOS FIXOS</text:p>
      <text:p text:style-name="P10"/>
      <text:p text:style-name="P10"/>
      <text:p text:style-name="P8"><text:span text:style-name="T5">Cliente:<text:tab/><text:tab/></text:span><text:span text:style-name="T6">[Nome do Cliente]</text:span></text:p>
      <text:p text:style-name="P8"><text:span text:style-name="T5">Período:<text:tab/><text:tab/></text:span><text:span text:style-name="T6">[mês anterior ao da emissão do relatório]</text:span></text:p>
      <text:p text:style-name="P10"/>
      <text:p text:style-name="P10"><text:tab/><text:tab/><text:tab/>Prezados Senhores:</text:p>
      <text:p text:style-name="P10"/>
      <text:p text:style-name="P9"><text:span text:style-name="T5"><text:tab/><text:tab/><text:tab/>Segue abaixo relatório de trabalho e honorários advocatícios fixos relativos ao mês de </text:span><text:span text:style-name="T6">[mês anterior ao da emissão do relatório]</text:span><text:span text:style-name="T5"> para faturamento e pagamento até o próximo dia </text:span><text:span text:style-name="T6">[data do vencimento da fatura]</text:span><text:span text:style-name="T5">, conforme contrato de prestação de serviços e proposta aprovada em </text:span><text:span text:style-name="T6">[data de aprovação da proposta]</text:span><text:span text:style-name="T5">.</text:span></text:p>
      <text:p text:style-name="P11"/>
      <text:p text:style-name="P9"><text:span text:style-name="T6">{Busca 1}</text:span><text:span text:style-name="T5"><text:tab/><text:tab/></text:span><text:span text:style-name="T6">{resultado a ser impresso se houver </text:span><text:span text:style-name="T7">fee</text:span><text:span text:style-name="T6"> mensal cadastrado}</text:span></text:p>
      <text:p text:style-name="P14"><text:span text:style-name="T5">Parcela mensal referente aos serviços prestados no mês de </text:span><text:span text:style-name="T6">[mês anterior ao da emissão do relatório]</text:span><text:span text:style-name="T5">, no valor de </text:span><text:span text:style-name="T6">[valor mensal cadastrado para o cliente]</text:span><text:span text:style-name="T5">, com previsão de reajuste anual em </text:span><text:span text:style-name="T6">[12 meses após a data de aprovação da proposta]</text:span><text:span text:style-name="T5">.</text:span></text:p>
      <text:p text:style-name="P11"/>
      <text:p text:style-name="P9"><text:span text:style-name="T6">TOTAL DA FATURA RELATIVA AO MÊS DE </text:span><text:span text:style-name="T5">[mês anterior ao da emissão do relatório]: [soma do valor de todos os itens faturáveis encontrados]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2" svg:font-family="'Lohit Hindi'"/>
    <style:font-face style:name="Book Antiqua" svg:font-family="'Book Antiqua'" style:font-pitch="variable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Tahoma" svg:font-family="Tahoma" style:font-pitch="variable"/>
    <style:font-face style:name="Verdana" svg:font-family="Verdana" style:font-pitch="variable"/>
    <style:font-face style:name="ＭＳ 明朝" svg:font-family="'ＭＳ 明朝'" style:font-pitch="variable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MS Serif" svg:font-family="'MS Serif', Cambria" style:font-family-generic="roman" style:font-pitch="variable"/>
    <style:font-face style:name="Times New Roman" svg:font-family="'Times New Roman'" style:font-family-generic="roman" style:font-pitch="variable"/>
    <style:font-face style:name="Humanst521 Lt BT" svg:font-family="'Humanst521 Lt BT', 'Humanist 521 Light BT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MS Serif" fo:font-family="'MS Serif', Cambria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>
        <style:tab-stops>
          <style:tab-stop style:position="2cm"/>
          <style:tab-stop style:position="3.588cm"/>
          <style:tab-stop style:position="5.175cm"/>
          <style:tab-stop style:position="6.763cm"/>
          <style:tab-stop style:position="8.35cm"/>
          <style:tab-stop style:position="9.938cm"/>
          <style:tab-stop style:position="11.525cm"/>
          <style:tab-stop style:position="13.113cm"/>
          <style:tab-stop style:position="14.7cm"/>
        </style:tab-stops>
      </style:paragraph-properties>
      <style:text-properties style:font-name="Book Antiqua" fo:font-family="'Book Antiqua'" style:font-pitch="variable" fo:font-size="13pt" style:font-size-asian="13pt" style:font-name-complex="Book Antiqua" style:font-family-complex="'Book Antiqua'" style:font-pitch-complex="variable" style:font-size-complex="13pt"/>
    </style:style>
    <style:style style:name="List" style:family="paragraph" style:parent-style-name="Text_20_body" style:class="list">
      <style:text-properties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>
        <style:tab-stops>
          <style:tab-stop style:position="4.001cm"/>
        </style:tab-stops>
      </style:paragraph-properties>
      <style:text-properties style:font-name="Book Antiqua" fo:font-family="'Book Antiqua'" style:font-pitch="variable" fo:font-size="13pt" fo:letter-spacing="0.028cm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3pt" style:font-weight-asian="bold" style:font-name-complex="Book Antiqua" style:font-family-complex="'Book Antiqua'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justify" style:justify-single-word="false" fo:keep-with-next="always">
        <style:tab-stops>
          <style:tab-stop style:position="4.001cm"/>
        </style:tab-stops>
      </style:paragraph-properties>
      <style:text-properties style:font-name="Book Antiqua" fo:font-family="'Book Antiqua'" style:font-pitch="variable" fo:font-size="12pt" fo:letter-spacing="0.028cm" style:font-size-asian="12pt" style:font-name-complex="Book Antiqua" style:font-family-complex="'Book Antiqua'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24cm" fo:margin-right="0cm" fo:text-indent="0cm" style:auto-text-indent="false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249cm" fo:margin-right="0cm" fo:text-indent="0cm" style:auto-text-indent="false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249cm" fo:margin-right="0cm" fo:text-indent="0cm" style:auto-text-indent="false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1.249cm" fo:margin-right="0cm" fo:text-indent="0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49cm" fo:margin-right="0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249cm" fo:margin-right="0cm" fo:text-indent="0cm" style:auto-text-indent="false"/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/>
    <style:style style:name="citação" style:family="paragraph" style:parent-style-name="Standard">
      <style:paragraph-properties fo:margin-left="2cm" fo:margin-right="0.76cm" fo:text-align="justify" style:justify-single-word="false" fo:text-indent="0cm" style:auto-text-indent="false">
        <style:tab-stops>
          <style:tab-stop style:position="4.001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fo:font-size="11.5pt" fo:letter-spacing="0.028cm" style:font-size-asian="11.5pt" style:font-name-complex="Times New Roman" style:font-family-complex="'Times New Roman'" style:font-family-generic-complex="roman" style:font-pitch-complex="variable"/>
    </style:style>
    <style:style style:name="Estilo2" style:family="paragraph" style:parent-style-name="citação">
      <style:text-properties fo:font-size="11.5pt" style:font-size-asian="11.5pt"/>
    </style:style>
    <style:style style:name="citação2" style:family="paragraph" style:parent-style-name="citação">
      <style:paragraph-properties fo:margin-left="4.001cm" fo:margin-right="0cm" fo:line-height="115%" fo:text-indent="0cm" style:auto-text-indent="false"/>
      <style:text-properties style:font-name="Book Antiqua" fo:font-family="'Book Antiqua'" style:font-pitch="variable" fo:font-size="12pt" style:font-size-asian="12pt" style:font-name-complex="Book Antiqua" style:font-family-complex="'Book Antiqua'" style:font-pitch-complex="variable"/>
    </style:style>
    <style:style style:name="parágrafo" style:family="paragraph" style:parent-style-name="Standard">
      <style:paragraph-properties fo:line-height="115%" fo:text-align="justify" style:justify-single-word="false" fo:orphans="0" fo:widows="0">
        <style:tab-stops>
          <style:tab-stop style:position="0cm"/>
          <style:tab-stop style:position="1.499cm"/>
          <style:tab-stop style:position="3cm"/>
          <style:tab-stop style:position="4.501cm"/>
          <style:tab-stop style:position="6.003cm"/>
          <style:tab-stop style:position="7.504cm"/>
          <style:tab-stop style:position="9.003cm"/>
          <style:tab-stop style:position="10.504cm"/>
          <style:tab-stop style:position="12.005cm"/>
          <style:tab-stop style:position="13.506cm"/>
          <style:tab-stop style:position="15.007cm"/>
          <style:tab-stop style:position="16.506cm"/>
        </style:tab-stops>
      </style:paragraph-properties>
      <style:text-properties style:font-name="Times New Roman" fo:font-family="'Times New Roman'" style:font-family-generic="roman" style:font-pitch="variable" fo:font-size="13pt" fo:letter-spacing="-0.005cm" style:font-size-asian="13pt" style:font-name-complex="Times New Roman" style:font-family-complex="'Times New Roman'" style:font-family-generic-complex="roman" style:font-pitch-complex="variable"/>
    </style:style>
    <style:style style:name="Lista_20_Colorida_20_-_20_Ênfase_20_11" style:display-name="Lista Colorida - Ênfase 1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pitch="variable" fo:font-size="11pt" style:font-name-asian="Calibri" style:font-family-asian="Calibri" style:font-pitch-asian="variable" style:font-size-asian="11pt" style:font-name-complex="Calibri" style:font-family-complex="Calibri" style:font-pitch-complex="variable" style:font-size-complex="11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List_20_Bullet" style:display-name="List Bullet" style:family="paragraph" style:parent-style-name="Standard" style:list-style-name="WW8Num2">
      <style:paragraph-properties fo:margin-top="0cm" fo:margin-bottom="0cm" style:contextual-spacing="true"/>
    </style:style>
    <style:style style:name="Medium_20_List_20_2_20_-_20_Accent_20_4" style:display-name="Medium List 2 - Accent 4" style:family="paragraph" style:parent-style-name="Standard">
      <style:paragraph-properties fo:margin-left="1.249cm" fo:margin-right="0cm" fo:text-indent="0cm" style:auto-text-indent="false"/>
    </style:style>
    <style:style style:name="Colorful_20_Shading_20_-_20_Accent_20_3" style:display-name="Colorful Shading - Accent 3" style:family="paragraph" style:parent-style-name="Standard">
      <style:paragraph-properties fo:margin-left="1.249cm" fo:margin-right="0cm" fo:text-indent="0cm" style:auto-text-indent="false"/>
    </style:style>
    <style:style style:name="Light_20_Grid_20_-_20_Accent_20_3" style:display-name="Light Grid - Accent 3" style:family="paragraph" style:parent-style-name="Standard">
      <style:paragraph-properties fo:margin-left="1.249cm" fo:margin-right="0cm" fo:text-indent="0cm" style:auto-text-indent="false"/>
    </style:style>
    <style:style style:name="Medium_20_Grid_20_1_20_-_20_Accent_20_2" style:display-name="Medium Grid 1 - Accent 2" style:family="paragraph" style:parent-style-name="Standard">
      <style:paragraph-properties fo:margin-left="1.249cm" fo:margin-right="0cm" fo:text-indent="0cm" style:auto-text-indent="false"/>
    </style:style>
    <style:style style:name="Colorful_20_List_20_-_20_Accent_20_1" style:display-name="Colorful List - Accent 1" style:family="paragraph" style:parent-style-name="Standard">
      <style:paragraph-properties fo:margin-left="1.249cm" fo:margin-right="0cm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font-name="Cambria" fo:font-family="Cambria" style:font-pitch="variable" fo:font-size="12pt" style:font-name-asian="ＭＳ 明朝" style:font-family-asian="'ＭＳ 明朝'" style:font-pitch-asian="variable" style:font-size-asian="12pt" style:language-asian="ja" style:country-asian="JP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/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alibri" fo:font-family="Calibri" style:font-pitch="variable" style:font-name-complex="Calibri" style:font-family-complex="Calibri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Calibri" fo:font-family="Calibri" style:font-pitch="variable" fo:font-size="12pt" fo:font-style="normal" fo:font-weight="normal" style:font-size-asian="12pt" style:font-style-asian="normal" style:font-weight-asian="normal" style:font-name-complex="Calibri" style:font-family-complex="Calibri" style:font-pitch-complex="variable" style:font-size-complex="12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5z0" style:family="text"/>
    <style:style style:name="WW8Num16z0" style:family="text"/>
    <style:style style:name="WW8Num17z0" style:family="text">
      <style:text-properties style:font-name="MS Serif" fo:font-family="'MS Serif', Cambria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0" style:family="text">
      <style:text-properties fo:font-weight="bold" style:font-weight-asian="bold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weight="bold" style:font-weight-asian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Cambria" fo:font-family="Cambria" style:font-pitch="variable" fo:font-size="12pt" fo:font-weight="bold" style:font-size-asian="12pt" style:font-weight-asian="bold" style:font-name-complex="Cambria" style:font-family-complex="Cambria" style:font-pitch-complex="variable" style:font-size-complex="12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25% 100%" fo:font-size="8pt" style:font-size-asian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elaconteudo1" style:family="text">
      <style:text-properties fo:color="#002672" style:font-name="Verdana" fo:font-family="Verdana" style:font-pitch="variable" fo:font-size="8.5pt" fo:background-color="transparent" style:font-size-asian="8.5pt" style:font-name-complex="Verdana" style:font-family-complex="Verdana" style:font-pitch-complex="variable" style:font-size-complex="8.5pt"/>
    </style:style>
    <style:style style:name="apple-style-span" style:family="text" style:parent-style-name="Default_20_Paragraph_20_Font"/>
    <style:style style:name="pp-headline-ite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posttip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802cm" table:align="center" style:writing-mode="lr-tb"/>
    </style:style>
    <style:style style:name="Tabela2.A" style:family="table-column">
      <style:table-column-properties style:column-width="6.80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" style:family="table">
      <style:table-properties style:width="6.802cm" table:align="center" style:writing-mode="lr-tb"/>
    </style:style>
    <style:style style:name="Tabela1.A" style:family="table-column">
      <style:table-column-properties style:column-width="6.80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>
        <style:tab-stops>
          <style:tab-stop style:position="-56.861cm"/>
          <style:tab-stop style:position="-55.273cm"/>
          <style:tab-stop style:position="-53.686cm"/>
          <style:tab-stop style:position="57.15cm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style:font-size-asian="8pt" style:font-name-complex="Humanst521 Lt BT"/>
    </style:style>
    <style:style style:name="MP5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style:font-size-asian="8pt" style:font-name-complex="Humanst521 Lt BT" style:font-size-complex="8pt"/>
    </style:style>
    <style:style style:name="MP6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</style:style>
    <style:style style:name="MP7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fo:language="en" fo:country="US" style:font-size-asian="8pt" style:font-name-complex="Humanst521 Lt BT" style:font-size-complex="8pt"/>
    </style:style>
    <style:style style:name="MP8" style:family="paragraph" style:parent-style-name="Standard">
      <style:paragraph-properties style:line-height-at-least="0.379cm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CG Times" fo:language="en" fo:country="US" style:font-name-complex="CG Times"/>
    </style:style>
    <style:style style:name="MP9" style:family="paragraph" style:parent-style-name="Standard">
      <style:paragraph-properties style:line-height-at-least="0.379cm" fo:text-align="end" style:justify-single-word="false">
        <style:tab-stops>
          <style:tab-stop style:position="-56.861cm"/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  <style:tab-stop style:position="57.15cm"/>
        </style:tab-stops>
      </style:paragraph-properties>
      <style:text-properties style:font-name="Humanst521 Lt BT" fo:font-size="8pt" fo:letter-spacing="0.018cm" fo:language="en" fo:country="US" style:font-size-asian="8pt" style:font-name-complex="Humanst521 Lt BT"/>
    </style:style>
    <style:style style:name="MT1" style:family="text">
      <style:text-properties style:font-name="Humanst521 Lt BT" fo:font-size="8pt" fo:letter-spacing="0.018cm" fo:language="en" fo:country="US" style:font-size-asian="8pt" style:font-name-complex="Humanst521 Lt BT" style:font-size-complex="8pt"/>
    </style:style>
    <style:style style:name="MT2" style:family="text">
      <style:text-properties style:font-name="Humanst521 Lt BT" fo:font-size="6pt" fo:letter-spacing="0.018cm" fo:language="en" fo:country="US" style:font-size-asian="6pt" style:font-name-complex="Humanst521 Lt BT" style:font-size-complex="6pt"/>
    </style:style>
    <style:style style:name="MT3" style:family="text">
      <style:text-properties style:font-name="Humanst521 Lt BT" fo:font-size="8pt" fo:letter-spacing="0.018cm" fo:language="en" fo:country="US" style:font-size-asian="8pt" style:font-name-complex="Humanst521 Lt BT"/>
    </style:style>
    <style:style style:name="MT4" style:family="text">
      <style:text-properties style:font-name="Humanst521 Lt BT" fo:font-size="6pt" fo:letter-spacing="0.018cm" fo:language="en" fo:country="US" style:font-size-asian="6pt" style:font-name-complex="Humanst521 Lt BT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.3cm" fo:margin-left="3.801cm" fo:margin-right="2.1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31cm" fo:margin-left="0cm" fo:margin-right="0cm" fo:margin-bottom="2.632cm" style:dynamic-spacing="true"/>
      </style:header-style>
      <style:footer-style>
        <style:header-footer-properties fo:min-height="1.201cm" fo:margin-left="0cm" fo:margin-right="0cm" fo:margin-top="1.1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1" draw:style-name="Mgr1" draw:text-style-name="MP2" svg:width="0.616cm" svg:height="0.057cm" svg:x="0cm" svg:y="0.002cm"><text:p/><draw:enhanced-geometry svg:viewBox="0 0 21600 21600" draw:type="rectangle" draw:enhanced-path="M 0 0 L 21600 0 21600 21600 0 21600 0 0 Z N"/></draw:custom-shape><draw:frame draw:style-name="Mfr1" draw:name="figuras2" text:anchor-type="as-char" svg:width="6.452cm" svg:height="0.695cm" draw:z-index="0"><draw:image xlink:href="Pictures/10000000000002FA0000005258901254.jpg" xlink:type="simple" xlink:show="embed" xlink:actuate="onLoad"/></draw:frame></text:p>
      </style:header>
      <style:header-first style:display="false">
        <text:p text:style-name="MP3"><draw:frame draw:style-name="Mfr2" draw:name="figuras1" text:anchor-type="as-char" svg:width="6.452cm" svg:height="2.328cm" draw:z-index="0"><draw:image xlink:href="Pictures/10000000000002FA0000011366DFACAF.jpg" xlink:type="simple" xlink:show="embed" xlink:actuate="onLoad"/></draw:frame></text:p>
      </style:header-first>
      <style:footer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4">RUA VER. WASHINGTON MANSUR, 292</text:p>
              <text:p text:style-name="MP5">80540 210 CURITIBA PR </text:p>
              <text:p text:style-name="MP6"><text:span text:style-name="MT1">TEL </text:span><text:span text:style-name="MT2">+55 41</text:span><text:span text:style-name="MT1"> 3079 0200</text:span></text:p>
              <text:p text:style-name="MP7">WWW.SPTB.ADV.BR</text:p>
            </table:table-cell>
          </table:table-row>
        </table:table>
        <text:p text:style-name="MP8"/>
      </style:footer>
      <style:footer-first style:display="false"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4">RUA VER. WASHINGTON MANSUR, 292</text:p>
              <text:p text:style-name="MP4">80540 210 CURITIBA PR</text:p>
              <text:p text:style-name="MP6"><text:span text:style-name="MT3">TEL </text:span><text:span text:style-name="MT4">+55 41</text:span><text:span text:style-name="MT3"> 3079 0200</text:span></text:p>
              <text:p text:style-name="MP9">WWW.SPTB.ADV.BR</text:p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mbargos à Execução</dc:title>
    <meta:initial-creator>Caio Pockrandt Gregorio da Silva</meta:initial-creator>
    <meta:creation-date>2014-07-15T10:58:00</meta:creation-date>
    <dc:date>2014-07-15T21:22:32.084032580</dc:date>
    <meta:print-date>2014-07-14T16:35:00</meta:print-date>
    <meta:editing-cycles>5</meta:editing-cycles>
    <meta:editing-duration>PT9M</meta:editing-duration>
    <meta:generator>LibreOffice/4.1.3.2$Linux_x86 LibreOffice_project/410m0$Build-2</meta:generator>
    <meta:document-statistic meta:table-count="2" meta:image-count="2" meta:object-count="0" meta:page-count="1" meta:paragraph-count="18" meta:word-count="173" meta:character-count="1077" meta:non-whitespace-character-count="910"/>
  </office:meta>
</office:document-meta>
</file>